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officeooo:rsid="001ee84b" officeooo:paragraph-rsid="001ee84b" style:font-size-asian="17.5pt" style:font-size-complex="20pt"/>
    </style:style>
    <style:style style:name="P2" style:family="paragraph" style:parent-style-name="Standard">
      <style:paragraph-properties fo:break-before="page"/>
      <style:text-properties fo:font-size="20pt" officeooo:rsid="0021fe2e" officeooo:paragraph-rsid="0021fe2e" style:font-size-asian="20pt" style:font-size-complex="20pt"/>
    </style:style>
    <style:style style:name="P3" style:family="paragraph" style:parent-style-name="Standard">
      <style:text-properties fo:font-size="20pt" officeooo:rsid="0021fe2e" officeooo:paragraph-rsid="0021fe2e" style:font-size-asian="20pt" style:font-size-complex="20pt"/>
    </style:style>
    <style:style style:name="P4" style:family="paragraph" style:parent-style-name="Standard">
      <style:paragraph-properties fo:break-before="page"/>
      <style:text-properties fo:font-size="20pt" officeooo:rsid="0029db14" officeooo:paragraph-rsid="0029db14" style:font-size-asian="20pt" style:font-size-complex="20pt"/>
    </style:style>
    <style:style style:name="P5" style:family="paragraph" style:parent-style-name="Standard">
      <style:text-properties fo:font-size="12pt" officeooo:rsid="001ee84b" officeooo:paragraph-rsid="001ee84b" style:font-size-asian="10.5pt" style:font-size-complex="12pt"/>
    </style:style>
    <style:style style:name="P6" style:family="paragraph" style:parent-style-name="Standard">
      <style:text-properties fo:font-size="12pt" officeooo:rsid="0020b933" officeooo:paragraph-rsid="0020b933" style:font-size-asian="10.5pt" style:font-size-complex="12pt"/>
    </style:style>
    <style:style style:name="P7" style:family="paragraph" style:parent-style-name="Standard">
      <style:text-properties fo:font-size="12pt" officeooo:rsid="0020b933" officeooo:paragraph-rsid="0027c5a8" style:font-size-asian="10.5pt" style:font-size-complex="12pt"/>
    </style:style>
    <style:style style:name="P8" style:family="paragraph" style:parent-style-name="Standard">
      <style:text-properties fo:font-size="12pt" officeooo:rsid="0021fe2e" officeooo:paragraph-rsid="0021fe2e" style:font-size-asian="10.5pt" style:font-size-complex="12pt"/>
    </style:style>
    <style:style style:name="P9" style:family="paragraph" style:parent-style-name="Standard">
      <style:text-properties fo:font-size="12pt" officeooo:rsid="0022802c" officeooo:paragraph-rsid="0022802c" style:font-size-asian="10.5pt" style:font-size-complex="12pt"/>
    </style:style>
    <style:style style:name="P10" style:family="paragraph" style:parent-style-name="Standard">
      <style:text-properties fo:font-size="12pt" officeooo:rsid="0027c5a8" officeooo:paragraph-rsid="0027c5a8" style:font-size-asian="10.5pt" style:font-size-complex="12pt"/>
    </style:style>
    <style:style style:name="P11" style:family="paragraph" style:parent-style-name="Standard">
      <style:text-properties fo:font-size="12pt" officeooo:rsid="0029db14" officeooo:paragraph-rsid="0029db14" style:font-size-asian="10.5pt" style:font-size-complex="12pt"/>
    </style:style>
    <style:style style:name="P12" style:family="paragraph" style:parent-style-name="Standard">
      <style:text-properties fo:font-size="12pt" officeooo:rsid="002a3908" officeooo:paragraph-rsid="002a3908" style:font-size-asian="10.5pt" style:font-size-complex="12pt"/>
    </style:style>
    <style:style style:name="P13" style:family="paragraph" style:parent-style-name="Standard">
      <style:text-properties fo:font-size="12pt" officeooo:rsid="002aa4c9" officeooo:paragraph-rsid="002aa4c9" style:font-size-asian="10.5pt" style:font-size-complex="12pt"/>
    </style:style>
    <style:style style:name="P14" style:family="paragraph" style:parent-style-name="Standard">
      <style:text-properties officeooo:paragraph-rsid="0020b933"/>
    </style:style>
    <style:style style:name="P15" style:family="paragraph" style:parent-style-name="Standard">
      <style:text-properties officeooo:rsid="002205b9" officeooo:paragraph-rsid="002205b9"/>
    </style:style>
    <style:style style:name="P16" style:family="paragraph" style:parent-style-name="Standard">
      <style:text-properties officeooo:rsid="00260537" officeooo:paragraph-rsid="00260537"/>
    </style:style>
    <style:style style:name="P17" style:family="paragraph" style:parent-style-name="Standard">
      <style:text-properties officeooo:rsid="002950ba" officeooo:paragraph-rsid="002950ba"/>
    </style:style>
    <style:style style:name="P18" style:family="paragraph" style:parent-style-name="Standard">
      <style:text-properties style:text-line-through-style="solid" style:text-line-through-type="single" fo:font-size="12pt" officeooo:rsid="0029db14" officeooo:paragraph-rsid="0029db14" style:font-size-asian="10.5pt" style:font-size-complex="12pt"/>
    </style:style>
    <style:style style:name="P19" style:family="paragraph" style:parent-style-name="Standard">
      <style:text-properties style:text-line-through-style="solid" style:text-line-through-type="single" fo:font-size="12pt" officeooo:rsid="0027c5a8" officeooo:paragraph-rsid="0027c5a8" style:font-size-asian="10.5pt" style:font-size-complex="12pt"/>
    </style:style>
    <style:style style:name="P20" style:family="paragraph" style:parent-style-name="Standard">
      <style:text-properties style:text-line-through-style="solid" style:text-line-through-type="single" fo:font-size="12pt" officeooo:rsid="0020b933" officeooo:paragraph-rsid="0027c5a8" style:font-size-asian="10.5pt" style:font-size-complex="12pt"/>
    </style:style>
    <style:style style:name="P21" style:family="paragraph" style:parent-style-name="Standard">
      <style:text-properties style:text-line-through-style="solid" style:text-line-through-type="single" fo:font-size="12pt" fo:font-weight="bold" officeooo:rsid="0027c5a8" officeooo:paragraph-rsid="0027c5a8" style:font-size-asian="10.5pt" style:font-weight-asian="bold" style:font-size-complex="12pt" style:font-weight-complex="bold"/>
    </style:style>
    <style:style style:name="P22" style:family="paragraph" style:parent-style-name="Standard">
      <style:text-properties style:text-line-through-style="solid" style:text-line-through-type="single" fo:font-size="12pt" fo:font-weight="normal" officeooo:rsid="0027c5a8" officeooo:paragraph-rsid="0027c5a8" style:font-size-asian="10.5pt" style:font-weight-asian="normal" style:font-size-complex="12pt" style:font-weight-complex="normal"/>
    </style:style>
    <style:style style:name="P23" style:family="paragraph" style:parent-style-name="Standard">
      <style:text-properties style:text-line-through-style="solid" style:text-line-through-type="single" fo:font-size="12pt" fo:font-style="normal" fo:font-weight="normal" officeooo:rsid="0027c5a8" officeooo:paragraph-rsid="0027c5a8" style:font-size-asian="10.5pt" style:font-style-asian="normal" style:font-weight-asian="normal" style:font-size-complex="12pt" style:font-style-complex="normal" style:font-weight-complex="normal"/>
    </style:style>
    <style:style style:name="P24" style:family="paragraph" style:parent-style-name="Standard">
      <style:text-properties style:text-line-through-style="solid" style:text-line-through-type="single" fo:font-size="12pt" fo:font-style="italic" officeooo:rsid="0027c5a8" officeooo:paragraph-rsid="0027c5a8" style:font-size-asian="10.5pt" style:font-style-asian="italic" style:font-size-complex="12pt" style:font-style-complex="italic"/>
    </style:style>
    <style:style style:name="P25" style:family="paragraph" style:parent-style-name="Standard">
      <style:text-properties style:text-line-through-style="solid" style:text-line-through-type="single" fo:font-size="10pt" fo:font-style="normal" fo:font-weight="normal" officeooo:rsid="0027c5a8" officeooo:paragraph-rsid="0027c5a8" style:font-size-asian="8.75pt" style:font-style-asian="normal" style:font-weight-asian="normal" style:font-size-complex="10pt" style:font-style-complex="normal" style:font-weight-complex="normal"/>
    </style:style>
    <style:style style:name="P26" style:family="paragraph" style:parent-style-name="Standard">
      <style:text-properties style:text-line-through-style="solid" style:text-line-through-type="single" officeooo:rsid="0027c5a8" officeooo:paragraph-rsid="0027c5a8"/>
    </style:style>
    <style:style style:name="P27" style:family="paragraph" style:parent-style-name="Standard">
      <style:text-properties style:text-line-through-style="none" style:text-line-through-type="none" fo:font-size="12pt" officeooo:rsid="002a3908" officeooo:paragraph-rsid="002a3908" style:font-size-asian="10.5pt" style:font-size-complex="12pt"/>
    </style:style>
    <style:style style:name="P28" style:family="paragraph" style:parent-style-name="Standard">
      <style:text-properties style:text-line-through-style="none" style:text-line-through-type="none" fo:font-size="12pt" officeooo:rsid="002aa4c9" officeooo:paragraph-rsid="002aa4c9" style:font-size-asian="10.5pt" style:font-size-complex="12pt"/>
    </style:style>
    <style:style style:name="P29" style:family="paragraph" style:parent-style-name="Standard">
      <style:text-properties style:text-line-through-style="none" style:text-line-through-type="none" fo:font-size="12pt" officeooo:rsid="002aa7bc" officeooo:paragraph-rsid="002aa7bc" style:font-size-asian="10.5pt" style:font-size-complex="12pt"/>
    </style:style>
    <style:style style:name="P30" style:family="paragraph" style:parent-style-name="Standard">
      <style:text-properties style:text-line-through-style="none" style:text-line-through-type="none" fo:font-size="12pt" fo:font-weight="bold" officeooo:rsid="002aa4c9" officeooo:paragraph-rsid="002aa4c9" style:font-size-asian="10.5pt" style:font-weight-asian="bold" style:font-size-complex="12pt" style:font-weight-complex="bold"/>
    </style:style>
    <style:style style:name="P31" style:family="paragraph" style:parent-style-name="Standard">
      <style:text-properties style:text-line-through-style="none" style:text-line-through-type="none" fo:font-size="12pt" fo:font-style="normal" fo:font-weight="normal" officeooo:rsid="002aa4c9" officeooo:paragraph-rsid="002aa4c9" style:font-size-asian="10.5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weight="normal" officeooo:rsid="002aa4c9" officeooo:paragraph-rsid="002aa4c9" style:font-size-asian="10.5pt" style:font-weight-asian="normal" style:font-size-complex="12pt" style:font-weight-complex="normal"/>
    </style:style>
    <style:style style:name="P33" style:family="paragraph" style:parent-style-name="Standard">
      <style:paragraph-properties fo:break-before="page"/>
      <style:text-properties style:text-line-through-style="none" style:text-line-through-type="none" fo:font-size="20pt" officeooo:rsid="002a3908" officeooo:paragraph-rsid="002a3908" style:font-size-asian="20pt" style:font-size-complex="20pt"/>
    </style:style>
    <style:style style:name="P34" style:family="paragraph" style:parent-style-name="Standard">
      <style:text-properties style:text-line-through-style="none" style:text-line-through-type="none" fo:font-size="20pt" officeooo:rsid="002a3908" officeooo:paragraph-rsid="002a3908" style:font-size-asian="20pt" style:font-size-complex="20pt"/>
    </style:style>
    <style:style style:name="P35" style:family="paragraph" style:parent-style-name="Standard">
      <style:paragraph-properties fo:break-before="page"/>
      <style:text-properties style:text-line-through-style="none" style:text-line-through-type="none" fo:font-size="18pt" officeooo:rsid="002aa4c9" officeooo:paragraph-rsid="002aa4c9" style:font-size-asian="18pt" style:font-size-complex="18pt"/>
    </style:style>
    <style:style style:name="P36" style:family="paragraph" style:parent-style-name="Standard">
      <style:text-properties style:text-line-through-style="none" style:text-line-through-type="none" fo:font-size="18pt" officeooo:rsid="002aa4c9" officeooo:paragraph-rsid="002aa4c9" style:font-size-asian="18pt" style:font-size-complex="18pt"/>
    </style:style>
    <style:style style:name="P37" style:family="paragraph" style:parent-style-name="Standard">
      <style:text-properties officeooo:rsid="002aa4c9" officeooo:paragraph-rsid="002aa4c9"/>
    </style:style>
    <style:style style:name="P38" style:family="paragraph" style:parent-style-name="Standard">
      <style:paragraph-properties fo:break-before="page"/>
      <style:text-properties style:text-line-through-style="none" style:text-line-through-type="none" fo:font-size="18pt" officeooo:rsid="002ae03f" officeooo:paragraph-rsid="002ae03f" style:font-size-asian="15.75pt" style:font-size-complex="18pt"/>
    </style:style>
    <style:style style:name="P39" style:family="paragraph" style:parent-style-name="Standard">
      <style:paragraph-properties fo:break-before="page"/>
      <style:text-properties style:text-line-through-style="none" style:text-line-through-type="none" fo:font-size="18pt" officeooo:rsid="002c24e1" officeooo:paragraph-rsid="002c24e1" style:font-size-asian="15.75pt" style:font-size-complex="18pt"/>
    </style:style>
    <style:style style:name="P40" style:family="paragraph" style:parent-style-name="Standard">
      <style:text-properties style:text-line-through-style="none" style:text-line-through-type="none" fo:font-size="12pt" officeooo:rsid="002c24e1" officeooo:paragraph-rsid="002c24e1" style:font-size-asian="10.5pt" style:font-size-complex="12pt"/>
    </style:style>
    <style:style style:name="P41" style:family="paragraph" style:parent-style-name="Standard">
      <style:text-properties style:text-line-through-style="none" style:text-line-through-type="none" fo:font-size="12pt" officeooo:rsid="002a3908" officeooo:paragraph-rsid="002a3908" style:font-size-asian="10.5pt" style:font-size-complex="12pt"/>
    </style:style>
    <style:style style:name="P42" style:family="paragraph" style:parent-style-name="Standard">
      <style:text-properties style:text-line-through-style="none" style:text-line-through-type="none" fo:font-size="12pt" officeooo:rsid="002aa4c9" officeooo:paragraph-rsid="002aa4c9" style:font-size-asian="10.5pt" style:font-size-complex="12pt"/>
    </style:style>
    <style:style style:name="P43" style:family="paragraph" style:parent-style-name="Standard">
      <style:text-properties style:text-line-through-style="none" style:text-line-through-type="none" fo:font-size="12pt" style:text-underline-style="solid" style:text-underline-width="auto" style:text-underline-color="font-color" officeooo:rsid="002a3908" officeooo:paragraph-rsid="002a3908" style:font-size-asian="10.5pt" style:font-size-complex="12pt"/>
    </style:style>
    <style:style style:name="P44" style:family="paragraph" style:parent-style-name="Standard">
      <style:text-properties style:text-line-through-style="none" style:text-line-through-type="none" fo:font-size="12pt" style:text-underline-style="solid" style:text-underline-width="auto" style:text-underline-color="font-color" officeooo:rsid="002c24e1" officeooo:paragraph-rsid="002c24e1" style:font-size-asian="10.5pt" style:font-size-complex="12pt"/>
    </style:style>
    <style:style style:name="T1" style:family="text">
      <style:text-properties officeooo:rsid="0022802c"/>
    </style:style>
    <style:style style:name="T2" style:family="text">
      <style:text-properties officeooo:rsid="00241b46"/>
    </style:style>
    <style:style style:name="T3" style:family="text">
      <style:text-properties style:text-line-through-style="solid" style:text-line-through-type="single"/>
    </style:style>
    <style:style style:name="T4" style:family="text">
      <style:text-properties officeooo:rsid="0027c5a8"/>
    </style:style>
    <style:style style:name="T5" style:family="text">
      <style:text-properties fo:font-style="italic" officeooo:rsid="0027c5a8" style:font-style-asian="italic" style:font-style-complex="italic"/>
    </style:style>
    <style:style style:name="T6" style:family="text">
      <style:text-properties fo:font-size="8pt" fo:font-style="italic" style:font-size-asian="8pt" style:font-style-asian="italic" style:font-size-complex="8pt" style:font-style-complex="italic"/>
    </style:style>
    <style:style style:name="T7" style:family="text">
      <style:text-properties officeooo:rsid="002950ba"/>
    </style:style>
    <style:style style:name="T8" style:family="text">
      <style:text-properties officeooo:rsid="002a3908"/>
    </style:style>
    <style:style style:name="T9" style:family="text">
      <style:text-properties officeooo:rsid="002aa4c9"/>
    </style:style>
    <style:style style:name="T10" style:family="text">
      <style:text-properties officeooo:rsid="002aa7bc"/>
    </style:style>
    <style:style style:name="T11" style:family="text">
      <style:text-properties officeooo:rsid="002c24e1"/>
    </style:style>
    <style:style style:name="T1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nter Notes Doc </text:p>
      <text:p text:style-name="P5">Basic Ideas <text:s text:c="3"/>“<text:span text:style-name="T2">look at the world around you, and decide if it’s worth keeping”</text:span></text:p>
      <text:p text:style-name="P7">Top down puzzle suspense, ‘press space to switch to a closer camera with limited <text:span text:style-name="T4">movment</text:span> and actions</text:p>
      <text:p text:style-name="P7"/>
      <text:p text:style-name="P24">how about the idea of being able to stop for like 3 sec to charge a battery</text:p>
      <text:p text:style-name="P20"><text:span text:style-name="T5">has functions like flashlight and ….</text:span> </text:p>
      <text:p text:style-name="P6"/>
      <text:p text:style-name="P6">Theme</text:p>
      <text:p text:style-name="P6"><text:span text:style-name="T4">Blizzard at</text:span> end of the world there were ‘ <text:span text:style-name="T3">2 ages’ a civilization and brief post civilization and both have come to and end and </text:span>the player <text:span text:style-name="T1">is influential in deciding who decides the future of the the world</text:span></text:p>
      <text:p text:style-name="P6"/>
      <text:p text:style-name="P9">The AI, controls nuclear weapons and want to get rid of everything </text:p>
      <text:p text:style-name="P6"/>
      <text:p text:style-name="P13">All of the levels take place entirely underground with only glimpses of the outside rotten world, the notable exception being the gondola </text:p>
      <text:p text:style-name="P10">There are 4 levels, intro, cave, factory, silo (outro)</text:p>
      <text:p text:style-name="P19"/>
      <text:p text:style-name="P30">Intro</text:p>
      <text:p text:style-name="P32">Robot wakes up in the lab and is guided by the AI through the research lab, where they catch glimpses of having a purpose but the AI is insistent that they need to meet up and that’s it’s purpose</text:p>
      <text:p text:style-name="P30">Cave</text:p>
      <text:p text:style-name="P32">In order to reach the AI you’re asked to reach the gondela which is in between you and the run down section of the research hall that is home to the remnants of human which look more like hair goblins who worship the death of robots than actual humans</text:p>
      <text:p text:style-name="P32"><text:tab/>This sections is fending off the darkness and the goblins in the darkness, there might be an optional quest to push the humans out into the world</text:p>
      <text:p text:style-name="P32"/>
      <text:p text:style-name="P31">Gondola section in between that moves the player between mountains and between bases</text:p>
      <text:p text:style-name="P30"/>
      <text:p text:style-name="P30">Factory</text:p>
      <text:p text:style-name="P32">Now the player is in the military arm of the base and has to go through one of the factories that perpetuate this endless war</text:p>
      <text:p text:style-name="P32"><text:tab/>Optional quest to shut down the factory</text:p>
      <text:p text:style-name="P30">Silo</text:p>
      <text:p text:style-name="P21">Intro</text:p>
      <text:p text:style-name="P22">The player is awaken on top of a mountain, they are awaken by being fully charged and are given their goal that should progress them to both the cave and factory</text:p>
      <text:p text:style-name="P21">Cave <text:span text:style-name="T6">ruined building (maybe)</text:span></text:p>
      <text:p text:style-name="P23">Shows the player what’s left of humans, these tribal hairy goblins that hid from light and worship oil as the blood of robots but also as the lifeblood for their technology</text:p>
      <text:p text:style-name="P23"/>
      <text:p text:style-name="P23">A transition gondala that takes you from one location to the next??</text:p>
      <text:p text:style-name="P25">Shooting section?</text:p>
      <text:p text:style-name="P23"/>
      <text:p text:style-name="P21">Factory </text:p>
      <text:p text:style-name="P22">The endless production and churning of robots for a war fought only by robots who don’t even know why they fight anymore</text:p>
      <text:p text:style-name="P21">Silo</text:p>
      <text:p text:style-name="P26"><text:soft-page-break/>The player finally meets the robot who controls the silo, (three brains, not in mint conditions)</text:p>
      <text:p text:style-name="P14"/>
      <text:p text:style-name="P3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Goblin Notes</text:p>
      <text:p text:style-name="P8">The setting is a high fantasy world on the verge of turmoil, probably a war, and you have to secure a future for your goblin tribe </text:p>
      <text:p text:style-name="P8"/>
      <text:p text:style-name="P8">Inspire by old Dnd world building I did</text:p>
      <text:p text:style-name="P8"/>
      <text:p text:style-name="P8">Goblins find themselves as a universal second class citizens, degraded by the forces of good and treated as benign by the forces of evil</text:p>
      <text:p text:style-name="P8"><text:tab/>Hopefully we can have complex social interactions with a handful of basic possible interactions, think hissing, barking, </text:p>
      <text:p text:style-name="P2">Neo Desert Notes <text:span text:style-name="T7">(Bug Brawler)</text:span></text:p>
      <text:p text:style-name="P3"/>
      <text:p text:style-name="P15">Fast reflex based combat, with attacks dogeges and blockes with the ideal situation being a dance of offence and defensive </text:p>
      <text:p text:style-name="P16">Every hit taken in combat applies a debuff, these persist till the player rest</text:p>
      <text:p text:style-name="P16"><text:tab/>What setting allows players to lose limbs</text:p>
      <text:p text:style-name="P15"/>
      <text:p text:style-name="P15">Every tribe has their own ideas and values reflected in their animation and style of combat. The player aligns themselve with a faction</text:p>
      <text:p text:style-name="P15"/>
      <text:p text:style-name="P17">The player is a ‘bug’ who fights for entertainment of people </text:p>
      <text:p text:style-name="P17"/>
      <text:p text:style-name="P17">Dramatic class difference with bugs and people</text:p>
      <text:p text:style-name="P17"/>
      <text:p text:style-name="P17"/>
      <text:p text:style-name="P4">Stay in reality / Please Glorbo / Manage your life in 3024</text:p>
      <text:p text:style-name="P11">The player has an office job and has to deal with increasingly surreal and moral situations, while they have to chose how to respond they have their ‘conscious’ talking to them, hopefully influencing them</text:p>
      <text:p text:style-name="P11"><text:tab/></text:p>
      <text:p text:style-name="P11"/>
      <text:p text:style-name="P11">Players conscious is very chaotic and wants them to drive them against the office</text:p>
      <text:p text:style-name="P11"/>
      <text:p text:style-name="P11">Office workers are very generically friendly <text:span text:style-name="T8">stereotype of suburban people</text:span></text:p>
      <text:p text:style-name="P11"/>
      <text:p text:style-name="P12"><text:tab/>Mark – generic friendly office worker </text:p>
      <text:p text:style-name="P12"><text:tab/>Susan – it’s her birthday possible end scene with her and mark</text:p>
      <text:p text:style-name="P12"><text:tab/>Tom from HR – dispassionate goal giver who only calls you but ‘is there for me’ </text:p>
      <text:p text:style-name="P11"/>
      <text:p text:style-name="P18">The player should get a drug that they have to measure out and inject into themselves to ‘control’ their conscious </text:p>
      <text:p text:style-name="P18"><text:tab/>Each color correlates to how it affects your conscious</text:p>
      <text:p text:style-name="P18"><text:tab/>“yellow mellow, red dread, green is change to a diffirent much more complicit concscious for a <text:s/>little bit</text:p>
      <text:p text:style-name="P18"/>
      <text:p text:style-name="P27">Idea #1</text:p>
      <text:p text:style-name="P27">There are a few like (3-5) situations that each make a meaningful impact on the office space, at the end your choices are tally upped and represented in susans party, give you different endings</text:p>
      <text:p text:style-name="P27"/>
      <text:p text:style-name="P27"/>
      <text:p text:style-name="P33">Boomer Shooter about a detectives fall into madness (lovecraft<text:span text:style-name="T11">ian</text:span>)</text:p>
      <text:p text:style-name="P34"/>
      <text:p text:style-name="P27">Loop??</text:p>
      <text:p text:style-name="P27">“<text:span text:style-name="T10">To skip the intro grab the gun from under your bed” - </text:span><text:span text:style-name="T11">tagline</text:span></text:p>
      <text:p text:style-name="P27">The player uses cigarettes to heal themselves, there <text:span text:style-name="T11">should be a</text:span> mechanic there for a penalty when you need to heal</text:p>
      <text:p text:style-name="P27"/>
      <text:p text:style-name="P27">A restricted arsenal, you start with spiked knuckle dusters, <text:span text:style-name="T9">and you</text:span><text:span text:style-name="T11">r</text:span><text:span text:style-name="T9"> cigarette pack</text:span> you get a pistol in the lobby or apt rooms, and a shotgun right before you enter the space between the walls <text:span text:style-name="T9">and truly lose your sense of reality</text:span></text:p>
      <text:p text:style-name="P27"/>
      <text:p text:style-name="P27">The player starts by wanting to solve [insert] and after their first kill quickly <text:span text:style-name="T11">they</text:span> ‘follow the rabbit’, being used as a killing machine for the cult in the meantime </text:p>
      <text:p text:style-name="P27"/>
      <text:p text:style-name="P29">The player is a former detective, current custodian, who was dismissed for becoming obssesive and violent over a case. They are manipulated by a cult into going into a killing spree around their apartment</text:p>
      <text:p text:style-name="P27"/>
      <text:p text:style-name="P28">The cult is wanting to conduct a ritual that involves trapping someone in a psychotic hell of bloodshed to manifest the death of political figures in the real world</text:p>
      <text:p text:style-name="P27"/>
      <text:p text:style-name="P43">Level Weather/ Time</text:p>
      <text:p text:style-name="P27">Int<text:span text:style-name="T11">r</text:span>o (overcast/<text:span text:style-name="T9">sun sits on the horizon</text:span>)</text:p>
      <text:p text:style-name="P27">Basement (n/a)</text:p>
      <text:p text:style-name="P27">Lobby (heavy rain/ night)</text:p>
      <text:p text:style-name="P27">Apt rooms (Thunder rain/ night)</text:p>
      <text:p text:style-name="P27">Space between walls &amp; end (thunder rain/ purple night)</text:p>
      <text:p text:style-name="P27"/>
      <text:p text:style-name="P44">Space between walls<text:span text:style-name="T12"> is a short intense sequence of levels that could not fit in the established layout of the apartment, so stuff like roofless rooms. Impossiblely big hallways, Disfigured and warped furniture </text:span></text:p>
      <text:p text:style-name="P44"/>
      <text:p text:style-name="P27">The game ends on a rooftop fight with an ancient <text:span text:style-name="T9">thing</text:span>, if you die its a white flash into the intro and implied that you’re stuck in a loop</text:p>
      <text:p text:style-name="P28"><text:tab/>if you don’t die then you break the loop and <text:span text:style-name="T11">it’s revealed that you were being used by a cult for their own goals</text:span></text:p>
      <text:p text:style-name="P28"><text:tab/><text:span text:style-name="T11">Maybe instead of death you need to complete a ‘hidden’ objective to unlock the real ending</text:span></text:p>
      <text:p text:style-name="P28"/>
      <text:p text:style-name="P27">I want there to be a lot of multi medium use to make the world feel disconnected and like there's something bigger out there</text:p>
      <text:p text:style-name="P27"><text:tab/>Overlay of real videos representing the players fall into madness</text:p>
      <text:p text:style-name="P27"><text:tab/><text:tab/>The videos get more morbid and grotesque </text:p>
      <text:p text:style-name="P27"><text:tab/>Using watercolors for some textures </text:p>
      <text:p text:style-name="P27"><text:tab/>A laughtrack at the very end??</text:p>
      <text:p text:style-name="P27"><text:tab/>Use 2d sprites for most but maybe not all characters </text:p>
      <text:p text:style-name="P27"><text:tab/><text:span text:style-name="T9">Stop motion enemies </text:span></text:p>
      <text:p text:style-name="P27"/>
      <text:p text:style-name="P28"><text:soft-page-break/>Recurring TV showing surreal news that carries the story forward <text:span text:style-name="T11">and talks directly to the player??</text:span></text:p>
      <text:p text:style-name="P28"/>
      <text:p text:style-name="P28"/>
      <text:p text:style-name="P39">Boomer Shooter underwater horror</text:p>
      <text:p text:style-name="P40"/>
      <text:p text:style-name="P40">The player wakes up in a cabin, they’re a miner for an underwater facility, everything is slowly flooding and they can hear, but not see, their crew yelling form them to catch up to them, through the first few mins they are introduced to combat and their inventory trying to catch up to the crew but are ultimitly left behind and have to restore the faciltiy so they can wait there for help (or help themselves)</text:p>
      <text:p text:style-name="P40"/>
      <text:p text:style-name="P40">Maybe split the game into boomer shooter sections, and submarine sections that play like Descent, a boomer shooter w/o gravity, <text:s/></text:p>
      <text:p text:style-name="P35">Short Film At Tri City Hopsital</text:p>
      <text:p text:style-name="P36"/>
      <text:p text:style-name="P28">A short horror about not wanting to be alone, but being alone</text:p>
      <text:p text:style-name="P28">John Doe – Protagonist, Jon Doe – lost ~lover</text:p>
      <text:p text:style-name="P28"/>
      <text:p text:style-name="P28">Starts at the top of tri city with just two kids smoking weeds</text:p>
      <text:p text:style-name="P28"/>
      <text:p text:style-name="P28">Ends with one of them being lost in the basement?</text:p>
      <text:p text:style-name="P28">Should be about 10-30min </text:p>
      <text:p text:style-name="Horizontal_20_Line"/>
      <text:p text:style-name="P28">The kids are clearly flirting and all over each other and are having a quite intimate conversation about not wanting to be left alone over a joint</text:p>
      <text:p text:style-name="P28">*the camera is making jump cuts from the streets to the top of the building where the dudes are smoking*</text:p>
      <text:p text:style-name="P28"/>
      <text:p text:style-name="P28">*when the camera reaches them it cuts between the two of them having a conversation*</text:p>
      <text:p text:style-name="P28"/>
      <text:p text:style-name="P28">As the conversation comes to a lull, they rest into each others arm and they rest for a bit the screen fades to black just with their breathing, there's a flash of dull red and John is all alone</text:p>
      <text:p text:style-name="P28">*The camera zooms into them holding each other as it slowly fades into black snaps open when John wakes up*</text:p>
      <text:p text:style-name="P28"/>
      <text:p text:style-name="P28">John follows the lights and *laughing* from his freind</text:p>
      <text:p text:style-name="P28">*the camera jumps around and sweeps a lil as john realizes he’s alone and eventually calms down and focuses on him as he realizes he needs to go deeper </text:p>
      <text:p text:style-name="P28"/>
      <text:p text:style-name="P28">There could be a chase sequence about here that pushes him into the basement and as he runs out of the building he’s ambushed and quickly darts to the side where the camera stops and we see “welcome to hell” as he closes the door behind him</text:p>
      <text:p text:style-name="P28"/>
      <text:p text:style-name="P28">When john enters the basement he’s already dead, he walks to the bottom the stairs, and hears a blood curdling screen as he sees his friends light go from white to red, he sees something turn the corner towards him and quickly ducks into a side room</text:p>
      <text:p text:style-name="P28"/>
      <text:p text:style-name="P28">There’s a hide and seek sequence, and I think I ends there with the camera panning out from the same angles except this time you see a bright red light coming from the basement instead of the soft orange light in the start</text:p>
      <text:p text:style-name="Horizontal_20_Line"/>
      <text:p text:style-name="P28">I think there’s a metaphor in here about loneliness not being something you can avoid and it’s just always in flux like so many aspects of taking care of yourself</text:p>
      <text:p text:style-name="P28"/>
      <text:p text:style-name="P28"/>
      <text:p text:style-name="P38">Short Film Stop Motion</text:p>
      <text:p text:style-name="P40">In a lone standing tower, in a dying world, there is a little robot who’s whole task is to make short living bots to keep him entertained, Through the film you are also shown the life of the man who built him as everything has remained untouched since he has died</text:p>
      <text:p text:style-name="P40"/>
      <text:p text:style-name="P40">The robot lives in a tower way to big for himself and travels down long empty hallways gathering materials to put together a friend for himself, the last steps involve wood burning designs on his friends to give them their ‘person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9DT29M28S</meta:editing-duration>
    <meta:editing-cycles>15</meta:editing-cycles>
    <meta:generator>LibreOffice/7.4.3.2$Windows_X86_64 LibreOffice_project/1048a8393ae2eeec98dff31b5c133c5f1d08b890</meta:generator>
    <dc:date>2024-03-29T13:54:32.834000000</dc:date>
    <meta:document-statistic meta:table-count="0" meta:image-count="0" meta:object-count="0" meta:page-count="10" meta:paragraph-count="104" meta:word-count="1738" meta:character-count="9656" meta:non-whitespace-character-count="7971"/>
  </office:meta>
</office:document-meta>
</file>